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iberation Serif" officeooo:rsid="00146b5d" officeooo:paragraph-rsid="00146b5d" fo:background-color="transparent"/>
    </style:style>
    <style:style style:name="P2" style:family="paragraph" style:parent-style-name="Standard" style:list-style-name="L1">
      <style:text-properties style:use-window-font-color="true" style:font-name="Liberation Serif" officeooo:rsid="00146b5d" officeooo:paragraph-rsid="00146b5d" fo:background-color="transparent"/>
    </style:style>
    <style:style style:name="P3" style:family="paragraph" style:parent-style-name="Standard">
      <style:paragraph-properties style:line-height-at-least="0.503cm"/>
      <style:text-properties style:use-window-font-color="true" style:font-name="Liberation Serif" fo:font-size="10.5pt" fo:font-weight="normal" fo:background-color="transparent"/>
    </style:style>
    <style:style style:name="P4" style:family="paragraph" style:parent-style-name="Standard">
      <style:paragraph-properties fo:break-before="page"/>
      <style:text-properties style:use-window-font-color="true" style:font-name="Liberation Serif" fo:font-size="10.5pt" fo:font-weight="normal" officeooo:rsid="00146b5d" officeooo:paragraph-rsid="00146b5d" fo:background-color="transparent"/>
    </style:style>
    <style:style style:name="P5" style:family="paragraph" style:parent-style-name="Standard">
      <style:paragraph-properties fo:margin-top="0cm" fo:margin-bottom="0.499cm" loext:contextual-spacing="false" style:line-height-at-least="0.503cm"/>
      <style:text-properties style:use-window-font-color="true" style:font-name="Liberation Serif" fo:background-color="transparent"/>
    </style:style>
    <style:style style:name="T1" style:family="text">
      <style:text-properties officeooo:rsid="00154847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b5ce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0/12/2019</text:p>
      <text:p text:style-name="P1"/>
      <text:p text:style-name="P1">subido al dropbox:</text:p>
      <text:p text:style-name="P1"/>
      <text:p text:style-name="P1">Saca script de eventos y triggers que hay actualmente por si queremos volver atrás.</text:p>
      <text:p text:style-name="P1">Esta el script del mysqldump en robert/mysql<text:span text:style-name="T1">dump</text:span>_solo_eventos_triggers</text:p>
      <text:p text:style-name="P1"/>
      <text:p text:style-name="P1">sistema_finca_rudy/robert/triggers_eventos_insert_ignore_30122019</text:p>
      <text:list xml:id="list3616451684" text:style-name="L1">
        <text:list-item>
          <text:p text:style-name="P2">alter_table_drop_index_tipotcaso_medidores (elimina indice actual tipotcaso)</text:p>
        </text:list-item>
        <text:list-item>
          <text:p text:style-name="P2">eliminar_casos_y_crear_indice_unico (elimina casos repetidos por fecha, tipotcaso y crea indice unico)</text:p>
        </text:list-item>
        <text:list-item>
          <text:p text:style-name="P2">triggers</text:p>
          <text:list>
            <text:list-item>
              <text:p text:style-name="P2">eliminar (elimina lo que necesites)</text:p>
            </text:list-item>
            <text:list-item>
              <text:p text:style-name="P2">crear (crea lo que necesites)</text:p>
            </text:list-item>
          </text:list>
        </text:list-item>
        <text:list-item>
          <text:p text:style-name="P2">eventos</text:p>
          <text:list>
            <text:list-item>
              <text:p text:style-name="P2">eliminar <text:s/>(elimina lo que necesites)</text:p>
            </text:list-item>
            <text:list-item>
              <text:p text:style-name="P2">crear <text:s/>(crea lo que necesites )</text:p>
            </text:list-item>
          </text:list>
        </text:list-item>
      </text:list>
      <text:p text:style-name="P4">DELETE FROM karnaverde_fincarudy._192_168_1_30_1924_medidores WHERE fecha='2019-10-04 04:10:00' LIMIT 1;</text:p>
      <text:p text:style-name="P3">DELETE FROM karnaverde_fincarudy._192_168_1_30_1924_medidores WHERE fecha='2019-10-11 10:10:00' LIMIT 1;</text:p>
      <text:p text:style-name="P3">DELETE FROM karnaverde_fincarudy._192_168_1_30_1924_medidores WHERE fecha='2019-10-12 14:47:00' LIMIT 1;</text:p>
      <text:p text:style-name="P3">DELETE FROM karnaverde_fincarudy._192_168_1_30_1924_medidores WHERE fecha='2019-10-13 11:50:00' LIMIT 1;</text:p>
      <text:p text:style-name="P3">DELETE FROM karnaverde_fincarudy._192_168_1_30_1924_medidores WHERE fecha='2019-10-13 18:58:00' LIMIT 1;</text:p>
      <text:p text:style-name="P3">DELETE FROM karnaverde_fincarudy._192_168_1_30_1924_medidores WHERE fecha='2019-10-14 07:20:00' LIMIT 1;</text:p>
      <text:p text:style-name="P3">DELETE FROM karnaverde_fincarudy._192_168_1_30_1924_medidores WHERE fecha='2019-10-14 14:23:00' LIMIT 1;</text:p>
      <text:p text:style-name="P3">DELETE FROM karnaverde_fincarudy._192_168_1_30_1924_medidores WHERE fecha='2019-10-14 21:33:00' LIMIT 1;</text:p>
      <text:p text:style-name="P3">DELETE FROM karnaverde_fincarudy._192_168_1_30_1924_medidores WHERE fecha='2019-10-15 20:10:00' LIMIT 1;</text:p>
      <text:p text:style-name="P3">DELETE FROM karnaverde_fincarudy._192_168_1_30_1924_medidores WHERE fecha='2019-10-15 21:55:00' LIMIT 1;</text:p>
      <text:p text:style-name="P3">DELETE FROM karnaverde_fincarudy._192_168_1_30_1924_medidores WHERE fecha='2019-10-16 00:13:00' LIMIT 1;</text:p>
      <text:p text:style-name="P3">DELETE FROM karnaverde_fincarudy._192_168_1_30_1924_medidores WHERE fecha='2019-10-16 02:34:00' LIMIT 1;</text:p>
      <text:p text:style-name="P3">DELETE FROM karnaverde_fincarudy._192_168_1_30_1924_medidores WHERE fecha='2019-10-16 03:08:00' LIMIT 1;</text:p>
      <text:p text:style-name="P3">DELETE FROM karnaverde_fincarudy._192_168_1_30_1924_medidores WHERE fecha='2019-10-16 06:34:00' LIMIT 1;</text:p>
      <text:p text:style-name="P3">DELETE FROM karnaverde_fincarudy._192_168_1_30_1924_medidores WHERE fecha='2019-10-16 09:16:00' LIMIT 1;</text:p>
      <text:p text:style-name="P3">DELETE FROM karnaverde_fincarudy._192_168_1_30_1924_medidores WHERE fecha='2019-10-16 14:54:00' LIMIT 1;</text:p>
      <text:p text:style-name="P3">DELETE FROM karnaverde_fincarudy._192_168_1_30_1924_medidores WHERE fecha='2019-10-16 15:28:00' LIMIT 1;</text:p>
      <text:p text:style-name="P3">DELETE FROM karnaverde_fincarudy._192_168_1_30_1924_medidores WHERE fecha='2019-10-16 16:44:00' LIMIT 1;</text:p>
      <text:p text:style-name="P3">DELETE FROM karnaverde_fincarudy._192_168_1_30_1924_medidores WHERE fecha='2019-10-16 17:58:00' LIMIT 1;</text:p>
      <text:p text:style-name="P3">DELETE FROM karnaverde_fincarudy._192_168_1_30_1924_medidores WHERE fecha='2019-10-17 02:28:00' LIMIT 1;</text:p>
      <text:p text:style-name="P3">DELETE FROM karnaverde_fincarudy._192_168_1_30_1924_medidores WHERE fecha='2019-10-17 03:37:00' LIMIT 1;</text:p>
      <text:p text:style-name="P3">DELETE FROM karnaverde_fincarudy._192_168_1_30_1924_medidores WHERE fecha='2019-10-17 05:54:00' LIMIT 1;</text:p>
      <text:p text:style-name="P3">DELETE FROM karnaverde_fincarudy._192_168_1_30_1924_medidores WHERE fecha='2019-10-17 11:37:00' LIMIT 1;</text:p>
      <text:p text:style-name="P5"/>
      <text:p text:style-name="P3">DELETE FROM karnaverde_fincarudy._192_168_1_30_1924_medidores WHERE fecha='2019-10-17 12:11:00' LIMIT 1;</text:p>
      <text:p text:style-name="P3">DELETE FROM karnaverde_fincarudy._192_168_1_30_1924_medidores WHERE fecha='2019-10-17 12:45:00' LIMIT 1;</text:p>
      <text:p text:style-name="P3">DELETE FROM karnaverde_fincarudy._192_168_1_30_1924_medidores WHERE fecha='2019-10-17 14:55:00' LIMIT 1;</text:p>
      <text:p text:style-name="P3">DELETE FROM karnaverde_fincarudy._192_168_1_30_1924_medidores WHERE fecha='2019-10-17 17:20:00' LIMIT 1;</text:p>
      <text:p text:style-name="P3">DELETE FROM karnaverde_fincarudy._192_168_1_30_1924_medidores WHERE fecha='2019-10-17 17:58:00' LIMIT 1;</text:p>
      <text:p text:style-name="P3">DELETE FROM karnaverde_fincarudy._192_168_1_30_1924_medidores WHERE fecha='2019-10-17 18:32:00' LIMIT 1;</text:p>
      <text:p text:style-name="P3">DELETE FROM karnaverde_fincarudy._192_168_1_30_1924_medidores WHERE fecha='2019-10-17 19:10:00' LIMIT 1;</text:p>
      <text:p text:style-name="P3">DELETE FROM karnaverde_fincarudy._192_168_1_30_1924_medidores WHERE fecha='2019-10-17 19:44:00' LIMIT 1;</text:p>
      <text:p text:style-name="P3">DELETE FROM karnaverde_fincarudy._192_168_1_30_1924_medidores WHERE fecha='2019-10-17 23:46:00' LIMIT 1;</text:p>
      <text:p text:style-name="P3">DELETE FROM karnaverde_fincarudy._192_168_1_30_1924_medidores WHERE fecha='2019-10-18 02:03:00' LIMIT 1;</text:p>
      <text:p text:style-name="P3">DELETE FROM karnaverde_fincarudy._192_168_1_30_1924_medidores WHERE fecha='2019-10-18 02:37:00' LIMIT 1;</text:p>
      <text:p text:style-name="P3">DELETE FROM karnaverde_fincarudy._192_168_1_30_1924_medidores WHERE fecha='2019-10-18 03:11:00' LIMIT 1;</text:p>
      <text:p text:style-name="P3">DELETE FROM karnaverde_fincarudy._192_168_1_30_1924_medidores WHERE fecha='2019-10-18 09:04:00' LIMIT 1;</text:p>
      <text:p text:style-name="P3">DELETE FROM karnaverde_fincarudy._192_168_1_30_1924_medidores WHERE fecha='2019-10-18 09:39:00' LIMIT 1;</text:p>
      <text:p text:style-name="P3">DELETE FROM karnaverde_fincarudy._192_168_1_30_1924_medidores WHERE fecha='2019-10-18 10:13:00' LIMIT 1;</text:p>
      <text:p text:style-name="P3">DELETE FROM karnaverde_fincarudy._192_168_1_30_1924_medidores WHERE fecha='2019-10-18 10:47:00' LIMIT 1;</text:p>
      <text:p text:style-name="P3">DELETE FROM karnaverde_fincarudy._192_168_1_30_1924_medidores WHERE fecha='2019-10-18 11:24:00' LIMIT 1;</text:p>
      <text:p text:style-name="P3">DELETE FROM karnaverde_fincarudy._192_168_1_30_1924_medidores WHERE fecha='2019-10-18 12:34:00' LIMIT 1;</text:p>
      <text:p text:style-name="P3">DELETE FROM karnaverde_fincarudy._192_168_1_30_1924_medidores WHERE fecha='2019-10-18 18:22:00' LIMIT 1;</text:p>
      <text:p text:style-name="P3">DELETE FROM karnaverde_fincarudy._192_168_1_30_1924_medidores WHERE fecha='2019-10-18 21:13:00' LIMIT 1;</text:p>
      <text:p text:style-name="P3">DELETE FROM karnaverde_fincarudy._192_168_1_30_1924_medidores WHERE fecha='2019-10-18 22:56:00' LIMIT 1;</text:p>
      <text:p text:style-name="P3">DELETE FROM karnaverde_fincarudy._192_168_1_30_1924_medidores WHERE fecha='2019-10-19 01:08:00' LIMIT 1;</text:p>
      <text:p text:style-name="P3">DELETE FROM karnaverde_fincarudy._192_168_1_30_1924_medidores WHERE fecha='2019-10-19 01:43:00' LIMIT 1;</text:p>
      <text:p text:style-name="P3">DELETE FROM karnaverde_fincarudy._192_168_1_30_1924_medidores WHERE fecha='2019-10-19 02:17:00' LIMIT 1;</text:p>
      <text:p text:style-name="P3">DELETE FROM karnaverde_fincarudy._192_168_1_30_1924_medidores WHERE fecha='2019-10-19 02:51:00' LIMIT 1;</text:p>
      <text:p text:style-name="P3">DELETE FROM karnaverde_fincarudy._192_168_1_30_1924_medidores WHERE fecha='2019-10-19 05:10:00' LIMIT 1;</text:p>
      <text:p text:style-name="P3"><text:soft-page-break/>DELETE FROM karnaverde_fincarudy._192_168_1_30_1924_medidores WHERE fecha='2019-10-19 08:17:00' LIMIT 1;</text:p>
      <text:p text:style-name="P3">DELETE FROM karnaverde_fincarudy._192_168_1_30_1924_medidores WHERE fecha='2019-10-19 10:41:00' LIMIT 1;</text:p>
      <text:p text:style-name="P3">DELETE FROM karnaverde_fincarudy._192_168_1_30_1924_medidores WHERE fecha='2019-10-19 13:38:00' LIMIT 1;</text:p>
      <text:p text:style-name="P3">DELETE FROM karnaverde_fincarudy._192_168_1_30_1924_medidores WHERE fecha='2019-10-19 14:14:00' LIMIT 1;</text:p>
      <text:p text:style-name="P3">DELETE FROM karnaverde_fincarudy._192_168_1_30_1924_medidores WHERE fecha='2019-10-19 14:48:00' LIMIT 1;</text:p>
      <text:p text:style-name="P3">DELETE FROM karnaverde_fincarudy._192_168_1_30_1924_medidores WHERE fecha='2019-10-19 15:23:00' LIMIT 1;</text:p>
      <text:p text:style-name="P3">DELETE FROM karnaverde_fincarudy._192_168_1_30_1924_medidores WHERE fecha='2019-10-19 16:32:00' LIMIT 1;</text:p>
      <text:p text:style-name="P3">DELETE FROM karnaverde_fincarudy._192_168_1_30_1924_medidores WHERE fecha='2019-10-19 18:49:00' LIMIT 1;</text:p>
      <text:p text:style-name="P3">DELETE FROM karnaverde_fincarudy._192_168_1_30_1924_medidores WHERE fecha='2019-10-19 20:48:00' LIMIT 1;</text:p>
      <text:p text:style-name="P3">DELETE FROM karnaverde_fincarudy._192_168_1_30_1924_medidores WHERE fecha='2019-10-20 04:02:00' LIMIT 1;</text:p>
      <text:p text:style-name="P3">DELETE FROM karnaverde_fincarudy._192_168_1_30_1924_medidores WHERE fecha='2019-10-20 05:18:00' LIMIT 1;</text:p>
      <text:p text:style-name="P3">DELETE FROM karnaverde_fincarudy._192_168_1_30_1924_medidores WHERE fecha='2019-10-20 07:10:00' LIMIT 1;</text:p>
      <text:p text:style-name="P3">DELETE FROM karnaverde_fincarudy._192_168_1_30_1924_medidores WHERE fecha='2019-10-20 07:48:00' LIMIT 1;</text:p>
      <text:p text:style-name="P3">DELETE FROM karnaverde_fincarudy._192_168_1_30_1924_medidores WHERE fecha='2019-10-20 09:40:00' LIMIT 1;</text:p>
      <text:p text:style-name="P3">DELETE FROM karnaverde_fincarudy._192_168_1_30_1924_medidores WHERE fecha='2019-10-20 10:52:00' LIMIT 1;</text:p>
      <text:p text:style-name="P3">DELETE FROM karnaverde_fincarudy._192_168_1_30_1924_medidores WHERE fecha='2019-10-20 13:49:00' LIMIT 1;</text:p>
      <text:p text:style-name="P3">DELETE FROM karnaverde_fincarudy._192_168_1_30_1924_medidores WHERE fecha='2019-10-20 16:09:00' LIMIT 1;</text:p>
      <text:p text:style-name="P3">DELETE FROM karnaverde_fincarudy._192_168_1_30_1924_medidores WHERE fecha='2019-10-20 19:52:00' LIMIT 1;</text:p>
      <text:p text:style-name="P3">DELETE FROM karnaverde_fincarudy._192_168_1_30_1924_medidores WHERE fecha='2019-10-21 03:49:00' LIMIT 1;</text:p>
      <text:p text:style-name="P3">DELETE FROM karnaverde_fincarudy._192_168_1_30_1924_medidores WHERE fecha='2019-10-21 06:13:01' LIMIT 1;</text:p>
      <text:p text:style-name="P3">DELETE FROM karnaverde_fincarudy._192_168_1_30_1924_medidores WHERE fecha='2019-10-21 20:58:01' LIMIT 1;</text:p>
      <text:p text:style-name="P3">DELETE FROM karnaverde_fincarudy._192_168_1_30_1924_medidores WHERE fecha='2019-10-21 23:18:01' LIMIT 1;</text:p>
      <text:p text:style-name="P3">DELETE FROM karnaverde_fincarudy._192_168_1_30_1924_medidores WHERE fecha='2019-10-22 12:21:00' LIMIT 1;</text:p>
      <text:p text:style-name="P3">DELETE FROM karnaverde_fincarudy._192_168_1_30_1924_medidores WHERE fecha='2019-10-22 20:36:01' LIMIT 1;</text:p>
      <text:p text:style-name="P3">DELETE FROM karnaverde_fincarudy._192_168_1_30_1924_medidores WHERE fecha='2019-10-22 23:28:01' LIMIT 1;</text:p>
      <text:p text:style-name="P3">DELETE FROM karnaverde_fincarudy._192_168_1_30_1924_medidores WHERE fecha='2019-10-23 06:35:01' LIMIT 1;</text:p>
      <text:p text:style-name="P3">DELETE FROM karnaverde_fincarudy._192_168_1_30_1924_medidores WHERE fecha='2019-10-23 13:04:01' LIMIT 1;</text:p>
      <text:p text:style-name="P3">DELETE FROM karnaverde_fincarudy._192_168_1_30_1924_medidores WHERE fecha='2019-10-23 15:57:01' LIMIT 1;</text:p>
      <text:p text:style-name="P3">DELETE FROM karnaverde_fincarudy._192_168_1_30_1924_medidores WHERE fecha='2019-10-23 23:41:01' LIMIT 1;</text:p>
      <text:p text:style-name="P3">DELETE FROM karnaverde_fincarudy._192_168_1_30_1924_medidores WHERE fecha='2019-10-24 00:50:01' LIMIT 1;</text:p>
      <text:p text:style-name="P3">DELETE FROM karnaverde_fincarudy._192_168_1_30_1924_medidores WHERE fecha='2019-10-24 01:24:01' LIMIT 1;</text:p>
      <text:p text:style-name="P3">DELETE FROM karnaverde_fincarudy._192_168_1_30_1924_medidores WHERE fecha='2019-10-24 02:36:01' LIMIT 1;</text:p>
      <text:p text:style-name="P3">DELETE FROM karnaverde_fincarudy._192_168_1_30_1924_medidores WHERE fecha='2019-10-24 07:46:01' LIMIT 1;</text:p>
      <text:p text:style-name="P3">DELETE FROM karnaverde_fincarudy._192_168_1_30_1924_medidores WHERE fecha='2019-10-24 07:47:01' LIMIT 1;</text:p>
      <text:p text:style-name="P3">DELETE FROM karnaverde_fincarudy._192_168_1_30_1924_medidores WHERE fecha='2019-10-24 09:01:01' LIMIT 1;</text:p>
      <text:p text:style-name="P3">DELETE FROM karnaverde_fincarudy._192_168_1_30_1924_medidores WHERE fecha='2019-10-24 09:41:01' LIMIT 1;</text:p>
      <text:p text:style-name="P3">DELETE FROM karnaverde_fincarudy._192_168_1_30_1924_medidores WHERE fecha='2019-10-24 12:32:01' LIMIT 1;</text:p>
      <text:p text:style-name="P3">DELETE FROM karnaverde_fincarudy._192_168_1_30_1924_medidores WHERE fecha='2019-10-24 15:32:01' LIMIT 1;</text:p>
      <text:p text:style-name="P3">DELETE FROM karnaverde_fincarudy._192_168_1_30_1924_medidores WHERE fecha='2019-10-24 20:17:01' LIMIT 1;</text:p>
      <text:p text:style-name="P3">DELETE FROM karnaverde_fincarudy._192_168_1_30_1924_medidores WHERE fecha='2019-10-24 21:35:01' LIMIT 1;</text:p>
      <text:p text:style-name="P3">DELETE FROM karnaverde_fincarudy._192_168_1_30_1924_medidores WHERE fecha='2019-10-25 00:08:01' LIMIT 1;</text:p>
      <text:p text:style-name="P3">DELETE FROM karnaverde_fincarudy._192_168_1_30_1924_medidores WHERE fecha='2019-10-25 06:09:01' LIMIT 1;</text:p>
      <text:p text:style-name="P3">DELETE FROM karnaverde_fincarudy._192_168_1_30_1924_medidores WHERE fecha='2019-10-25 07:20:01' LIMIT 1;</text:p>
      <text:p text:style-name="P3">DELETE FROM karnaverde_fincarudy._192_168_1_30_1924_medidores WHERE fecha='2019-10-25 10:16:01' LIMIT 1;</text:p>
      <text:p text:style-name="P3">DELETE FROM karnaverde_fincarudy._192_168_1_30_1924_medidores WHERE fecha='2019-10-25 12:02:01' LIMIT 1;</text:p>
      <text:p text:style-name="P3">DELETE FROM karnaverde_fincarudy._192_168_1_30_1924_medidores WHERE fecha='2019-10-25 15:10:01' LIMIT 1;</text:p>
      <text:p text:style-name="P3">DELETE FROM karnaverde_fincarudy._192_168_1_30_1924_medidores WHERE fecha='2019-10-25 18:11:00' LIMIT 1;</text:p>
      <text:p text:style-name="P3">DELETE FROM karnaverde_fincarudy._192_168_1_30_1924_medidores WHERE fecha='2019-10-25 19:53:01' LIMIT 1;</text:p>
      <text:p text:style-name="P3">DELETE FROM karnaverde_fincarudy._192_168_1_30_1924_medidores WHERE fecha='2019-10-25 21:03:01' LIMIT 1;</text:p>
      <text:p text:style-name="P3">DELETE FROM karnaverde_fincarudy._192_168_1_30_1924_medidores WHERE fecha='2019-10-25 22:15:01' LIMIT 1;</text:p>
      <text:p text:style-name="P3">DELETE FROM karnaverde_fincarudy._192_168_1_30_1924_medidores WHERE fecha='2019-10-26 06:45:01' LIMIT 1;</text:p>
      <text:p text:style-name="P3"><text:soft-page-break/>DELETE FROM karnaverde_fincarudy._192_168_1_30_1924_medidores WHERE fecha='2019-10-26 11:24:01' LIMIT 1;</text:p>
      <text:p text:style-name="P3">DELETE FROM karnaverde_fincarudy._192_168_1_30_1924_medidores WHERE fecha='2019-10-26 14:28:01' LIMIT 1;</text:p>
      <text:p text:style-name="P3">DELETE FROM karnaverde_fincarudy._192_168_1_30_1924_medidores WHERE fecha='2019-10-26 15:03:01' LIMIT 1;</text:p>
      <text:p text:style-name="P3">DELETE FROM karnaverde_fincarudy._192_168_1_30_1924_medidores WHERE fecha='2019-10-26 21:14:01' LIMIT 1;</text:p>
      <text:p text:style-name="P3">DELETE FROM karnaverde_fincarudy._192_168_1_30_1924_medidores WHERE fecha='2019-10-27 00:49:02' LIMIT 1;</text:p>
      <text:p text:style-name="P3">DELETE FROM karnaverde_fincarudy._192_168_1_30_1924_medidores WHERE fecha='2019-10-27 03:18:01' LIMIT 1;</text:p>
      <text:p text:style-name="P3">DELETE FROM karnaverde_fincarudy._192_168_1_30_1924_medidores WHERE fecha='2019-10-27 06:11:01' LIMIT 1;</text:p>
      <text:p text:style-name="P3">DELETE FROM karnaverde_fincarudy._192_168_1_30_1924_medidores WHERE fecha='2019-10-27 06:13:01' LIMIT 1;</text:p>
      <text:p text:style-name="P3">DELETE FROM karnaverde_fincarudy._192_168_1_30_1924_medidores WHERE fecha='2019-10-27 07:55:01' LIMIT 1;</text:p>
      <text:p text:style-name="P3">DELETE FROM karnaverde_fincarudy._192_168_1_30_1924_medidores WHERE fecha='2019-10-27 09:06:01' LIMIT 1;</text:p>
      <text:p text:style-name="P3">DELETE FROM karnaverde_fincarudy._192_168_1_30_1924_medidores WHERE fecha='2019-10-27 10:14:01' LIMIT 1;</text:p>
      <text:p text:style-name="P3">DELETE FROM karnaverde_fincarudy._192_168_1_30_1924_medidores WHERE fecha='2019-10-27 11:25:01' LIMIT 1;</text:p>
      <text:p text:style-name="P3">DELETE FROM karnaverde_fincarudy._192_168_1_30_1924_medidores WHERE fecha='2019-10-27 13:53:01' LIMIT 1;</text:p>
      <text:p text:style-name="P3">DELETE FROM karnaverde_fincarudy._192_168_1_30_1924_medidores WHERE fecha='2019-10-27 16:12:01' LIMIT 1;</text:p>
      <text:p text:style-name="P3">DELETE FROM karnaverde_fincarudy._192_168_1_30_1924_medidores WHERE fecha='2019-10-27 21:26:01' LIMIT 1;</text:p>
      <text:p text:style-name="P3">DELETE FROM karnaverde_fincarudy._192_168_1_30_1924_medidores WHERE fecha='2019-10-28 21:53:01' LIMIT 1;</text:p>
      <text:p text:style-name="P3">DELETE FROM karnaverde_fincarudy._192_168_1_30_1924_medidores WHERE fecha='2019-10-29 04:17:01' LIMIT 1;</text:p>
      <text:p text:style-name="P3">DELETE FROM karnaverde_fincarudy._192_168_1_30_1924_medidores WHERE fecha='2019-10-29 05:25:01' LIMIT 1;</text:p>
      <text:p text:style-name="P3">DELETE FROM karnaverde_fincarudy._192_168_1_30_1924_medidores WHERE fecha='2019-10-29 07:44:01' LIMIT 1;</text:p>
      <text:p text:style-name="P3">DELETE FROM karnaverde_fincarudy._192_168_1_30_1924_medidores WHERE fecha='2019-10-29 22:53:01' LIMIT 1;</text:p>
      <text:p text:style-name="P3">DELETE FROM karnaverde_fincarudy._192_168_1_30_1924_medidores WHERE fecha='2019-10-30 07:24:01' LIMIT 1;</text:p>
      <text:p text:style-name="P3">DELETE FROM karnaverde_fincarudy._192_168_1_30_1924_medidores WHERE fecha='2019-10-30 20:32:01' LIMIT 1;</text:p>
      <text:p text:style-name="P3">DELETE FROM karnaverde_fincarudy._192_168_1_30_1924_medidores WHERE fecha='2019-10-31 00:45:01' LIMIT 1;</text:p>
      <text:p text:style-name="P3">DELETE FROM karnaverde_fincarudy._192_168_1_30_1924_medidores WHERE fecha='2019-10-31 07:17:02' LIMIT 1;</text:p>
      <text:p text:style-name="P3">DELETE FROM karnaverde_fincarudy._192_168_1_30_1924_medidores WHERE fecha='2019-10-31 10:13:01' LIMIT 1;</text:p>
      <text:p text:style-name="P3">DELETE FROM karnaverde_fincarudy._192_168_1_30_1924_medidores WHERE fecha='2019-11-01 02:01:02' LIMIT 1;</text:p>
      <text:p text:style-name="P3">DELETE FROM karnaverde_fincarudy._192_168_1_30_1924_medidores WHERE fecha='2019-11-01 04:19:02' LIMIT 1;</text:p>
      <text:p text:style-name="P3">DELETE FROM karnaverde_fincarudy._192_168_1_30_1924_medidores WHERE fecha='2019-11-01 11:21:02' LIMIT 1;</text:p>
      <text:p text:style-name="P3">DELETE FROM karnaverde_fincarudy._192_168_1_30_1924_medidores WHERE fecha='2019-11-01 12:31:01' LIMIT 1;</text:p>
      <text:p text:style-name="P3">DELETE FROM karnaverde_fincarudy._192_168_1_30_1924_medidores WHERE fecha='2019-11-01 13:42:01' LIMIT 1;</text:p>
      <text:p text:style-name="P3">DELETE FROM karnaverde_fincarudy._192_168_1_30_1924_medidores WHERE fecha='2019-11-01 14:16:01' LIMIT 1;</text:p>
      <text:p text:style-name="P3">DELETE FROM karnaverde_fincarudy._192_168_1_30_1924_medidores WHERE fecha='2019-11-01 15:24:01' LIMIT 1;</text:p>
      <text:p text:style-name="P3">DELETE FROM karnaverde_fincarudy._192_168_1_30_1924_medidores WHERE fecha='2019-11-01 15:58:01' LIMIT 1;</text:p>
      <text:p text:style-name="P3">DELETE FROM karnaverde_fincarudy._192_168_1_30_1924_medidores WHERE fecha='2019-11-01 21:42:02' LIMIT 1;</text:p>
      <text:p text:style-name="P3">DELETE FROM karnaverde_fincarudy._192_168_1_30_1924_medidores WHERE fecha='2019-11-01 22:17:01' LIMIT 1;</text:p>
      <text:p text:style-name="P3">DELETE FROM karnaverde_fincarudy._192_168_1_30_1924_medidores WHERE fecha='2019-11-02 06:19:01' LIMIT 1;</text:p>
      <text:p text:style-name="P3">DELETE FROM karnaverde_fincarudy._192_168_1_30_1924_medidores WHERE fecha='2019-11-02 08:14:01' LIMIT 1;</text:p>
      <text:p text:style-name="P3">DELETE FROM karnaverde_fincarudy._192_168_1_30_1924_medidores WHERE fecha='2019-11-03 02:34:02' LIMIT 1;</text:p>
      <text:p text:style-name="P3">DELETE FROM karnaverde_fincarudy._192_168_1_30_1924_medidores WHERE fecha='2019-11-03 06:38:01' LIMIT 1;</text:p>
      <text:p text:style-name="P3">DELETE FROM karnaverde_fincarudy._192_168_1_30_1924_medidores WHERE fecha='2019-11-04 01:08:01' LIMIT 1;</text:p>
      <text:p text:style-name="P3">DELETE FROM karnaverde_fincarudy._192_168_1_30_1924_medidores WHERE fecha='2019-11-04 03:30:02' LIMIT 1;</text:p>
      <text:p text:style-name="P3">DELETE FROM karnaverde_fincarudy._192_168_1_30_1924_medidores WHERE fecha='2019-11-04 07:08:02' LIMIT 1;</text:p>
      <text:p text:style-name="P3">DELETE FROM karnaverde_fincarudy._192_168_1_30_1924_medidores WHERE fecha='2019-11-04 11:46:01' LIMIT 1;</text:p>
      <text:p text:style-name="P3">DELETE FROM karnaverde_fincarudy._192_168_1_30_1924_medidores WHERE fecha='2019-11-04 12:23:02' LIMIT 1;</text:p>
      <text:p text:style-name="P3">DELETE FROM karnaverde_fincarudy._192_168_1_30_1924_medidores WHERE fecha='2019-11-04 21:11:01' LIMIT 1;</text:p>
      <text:p text:style-name="P3">DELETE FROM karnaverde_fincarudy._192_168_1_30_1924_medidores WHERE fecha='2019-11-05 02:06:01' LIMIT 1;</text:p>
      <text:p text:style-name="P3">DELETE FROM karnaverde_fincarudy._192_168_1_30_1924_medidores WHERE fecha='2019-11-05 03:14:02' LIMIT 1;</text:p>
      <text:p text:style-name="P3">DELETE FROM karnaverde_fincarudy._192_168_1_30_1924_medidores WHERE fecha='2019-11-05 05:06:02' LIMIT 1;</text:p>
      <text:p text:style-name="P3">DELETE FROM karnaverde_fincarudy._192_168_1_30_1924_medidores WHERE fecha='2019-11-05 08:37:02' LIMIT 1;</text:p>
      <text:p text:style-name="P3">DELETE FROM karnaverde_fincarudy._192_168_1_30_1924_medidores WHERE fecha='2019-11-05 12:09:01' LIMIT 1;</text:p>
      <text:p text:style-name="P3">DELETE FROM karnaverde_fincarudy._192_168_1_30_1924_medidores WHERE fecha='2019-11-05 22:28:02' LIMIT 1;</text:p>
      <text:p text:style-name="P3"><text:soft-page-break/>DELETE FROM karnaverde_fincarudy._192_168_1_30_1924_medidores WHERE fecha='2019-11-06 05:32:02' LIMIT 1;</text:p>
      <text:p text:style-name="P3">DELETE FROM karnaverde_fincarudy._192_168_1_30_1924_medidores WHERE fecha='2019-11-06 09:23:02' LIMIT 1;</text:p>
      <text:p text:style-name="P3">DELETE FROM karnaverde_fincarudy._192_168_1_30_1924_medidores WHERE fecha='2019-11-06 11:50:02' LIMIT 1;</text:p>
      <text:p text:style-name="P3">DELETE FROM karnaverde_fincarudy._192_168_1_30_1924_medidores WHERE fecha='2019-11-06 13:11:02' LIMIT 1;</text:p>
      <text:p text:style-name="P3">DELETE FROM karnaverde_fincarudy._192_168_1_30_1924_medidores WHERE fecha='2019-11-06 19:00:07' LIMIT 1;</text:p>
      <text:p text:style-name="P3">DELETE FROM karnaverde_fincarudy._192_168_1_30_1924_medidores WHERE fecha='2019-11-06 20:48:02' LIMIT 1;</text:p>
      <text:p text:style-name="P3">DELETE FROM karnaverde_fincarudy._192_168_1_30_1924_medidores WHERE fecha='2019-11-06 21:22:02' LIMIT 1;</text:p>
      <text:p text:style-name="P3">DELETE FROM karnaverde_fincarudy._192_168_1_30_1924_medidores WHERE fecha='2019-11-07 02:44:02' LIMIT 1;</text:p>
      <text:p text:style-name="P3">DELETE FROM karnaverde_fincarudy._192_168_1_30_1924_medidores WHERE fecha='2019-11-07 05:01:02' LIMIT 1;</text:p>
      <text:p text:style-name="P3">DELETE FROM karnaverde_fincarudy._192_168_1_30_1924_medidores WHERE fecha='2019-11-07 08:34:02' LIMIT 1;</text:p>
      <text:p text:style-name="P3">DELETE FROM karnaverde_fincarudy._192_168_1_30_1924_medidores WHERE fecha='2019-11-07 20:00:06' LIMIT 1;</text:p>
      <text:p text:style-name="P3">DELETE FROM karnaverde_fincarudy._192_168_1_30_1924_medidores WHERE fecha='2019-11-08 05:05:02' LIMIT 1;</text:p>
      <text:p text:style-name="P3">DELETE FROM karnaverde_fincarudy._192_168_1_30_1924_medidores WHERE fecha='2019-11-08 06:53:02' LIMIT 1;</text:p>
      <text:p text:style-name="P3">DELETE FROM karnaverde_fincarudy._192_168_1_30_1924_medidores WHERE fecha='2019-11-08 11:40:02' LIMIT 1;</text:p>
      <text:p text:style-name="P3">DELETE FROM karnaverde_fincarudy._192_168_1_30_1924_medidores WHERE fecha='2019-11-08 19:05:02' LIMIT 1;</text:p>
      <text:p text:style-name="P3">DELETE FROM karnaverde_fincarudy._192_168_1_30_1924_medidores WHERE fecha='2019-11-09 21:39:03' LIMIT 1;</text:p>
      <text:p text:style-name="P3">DELETE FROM karnaverde_fincarudy._192_168_1_30_1924_medidores WHERE fecha='2019-11-11 15:18:02' LIMIT 1;</text:p>
      <text:p text:style-name="P3">DELETE FROM karnaverde_fincarudy._192_168_1_30_1924_medidores WHERE fecha='2019-11-11 19:09:03' LIMIT 1;</text:p>
      <text:p text:style-name="P3">DELETE FROM karnaverde_fincarudy._192_168_1_30_1924_medidores WHERE fecha='2019-11-11 20:58:02' LIMIT 2;</text:p>
      <text:p text:style-name="P3">DELETE FROM karnaverde_fincarudy._192_168_1_30_1924_medidores WHERE fecha='2019-11-12 02:23:03' LIMIT 1;</text:p>
      <text:p text:style-name="P3">DELETE FROM karnaverde_fincarudy._192_168_1_30_1924_medidores WHERE fecha='2019-11-13 20:30:03' LIMIT 1;</text:p>
      <text:p text:style-name="P3">DELETE FROM karnaverde_fincarudy._192_168_1_30_1924_medidores WHERE fecha='2019-11-15 05:32:03' LIMIT 1;</text:p>
      <text:p text:style-name="P3">DELETE FROM karnaverde_fincarudy._192_168_1_30_1924_medidores WHERE fecha='2019-11-18 08:22:32' LIMIT 1;</text:p>
      <text:p text:style-name="P3">DELETE FROM karnaverde_fincarudy._192_168_1_30_1924_medidores WHERE fecha='2019-11-18 22:37:32' LIMIT 1;</text:p>
      <text:p text:style-name="P3">DELETE FROM karnaverde_fincarudy._192_168_1_30_1924_medidores WHERE fecha='2019-11-18 22:40:32' LIMIT 1;</text:p>
      <text:p text:style-name="P3">DELETE FROM karnaverde_fincarudy._192_168_1_30_1924_medidores WHERE fecha='2019-11-19 08:40:33' LIMIT 1;</text:p>
      <text:p text:style-name="P3">DELETE FROM karnaverde_fincarudy._192_168_1_30_1924_medidores WHERE fecha='2019-11-19 08:43:32' LIMIT 1;</text:p>
      <text:p text:style-name="P3">DELETE FROM karnaverde_fincarudy._192_168_1_30_1924_medidores WHERE fecha='2019-11-19 08:46:32' LIMIT 1;</text:p>
      <text:p text:style-name="P3">DELETE FROM karnaverde_fincarudy._192_168_1_30_1924_medidores WHERE fecha='2019-11-19 20:45:33' LIMIT 1;</text:p>
      <text:p text:style-name="P3">DELETE FROM karnaverde_fincarudy._192_168_1_30_1924_medidores WHERE fecha='2019-11-19 21:30:32' LIMIT 1;</text:p>
      <text:p text:style-name="P3">DELETE FROM karnaverde_fincarudy._192_168_1_30_1924_medidores WHERE fecha='2019-11-22 04:14:34' LIMIT 1;</text:p>
      <text:p text:style-name="P3">DELETE FROM karnaverde_fincarudy._192_168_1_30_1924_medidores WHERE fecha='2019-11-22 04:17:34' LIMIT 1;</text:p>
      <text:p text:style-name="P3">DELETE FROM karnaverde_fincarudy._192_168_1_30_1924_medidores WHERE fecha='2019-11-22 16:59:34' LIMIT 2;</text:p>
      <text:p text:style-name="P3">DELETE FROM karnaverde_fincarudy._192_168_1_30_1924_medidores WHERE fecha='2019-11-22 18:00:31' LIMIT 1;</text:p>
      <text:p text:style-name="P3">DELETE FROM karnaverde_fincarudy._192_168_1_30_1924_medidores WHERE fecha='2019-11-26 21:55:33' LIMIT 1;</text:p>
      <text:p text:style-name="P3">DELETE FROM karnaverde_fincarudy._192_168_1_30_1924_medidores WHERE fecha='2019-11-27 04:29:34' LIMIT 1;</text:p>
      <text:p text:style-name="P3">DELETE FROM karnaverde_fincarudy._192_168_1_30_1924_medidores WHERE fecha='2019-11-27 12:45:34' LIMIT 1;</text:p>
      <text:p text:style-name="P3">DELETE FROM karnaverde_fincarudy._192_168_1_30_1924_medidores WHERE fecha='2019-11-28 16:42:33' LIMIT 1;</text:p>
      <text:p text:style-name="P3">DELETE FROM karnaverde_fincarudy._192_168_1_30_1924_medidores WHERE fecha='2019-12-01 15:41:33' LIMIT 1;</text:p>
      <text:p text:style-name="P3">DELETE FROM karnaverde_fincarudy._192_168_1_30_1924_medidores WHERE fecha='2019-12-03 09:13:34' LIMIT 1;</text:p>
      <text:p text:style-name="P3">DELETE FROM karnaverde_fincarudy._192_168_1_30_1924_medidores WHERE fecha='2019-12-04 15:00:38' LIMIT 1;</text:p>
      <text:p text:style-name="P3">DELETE FROM karnaverde_fincarudy._192_168_1_30_1924_medidores WHERE fecha='2019-12-05 12:15:34' LIMIT 1;</text:p>
      <text:p text:style-name="P3">DELETE FROM karnaverde_fincarudy._192_168_1_30_1924_medidores WHERE fecha='2019-12-06 03:32:33' LIMIT 1;</text:p>
      <text:p text:style-name="P3">DELETE FROM karnaverde_fincarudy._192_168_1_30_1924_medidores WHERE fecha='2019-12-06 21:43:33' LIMIT 1;</text:p>
      <text:p text:style-name="P3">DELETE FROM karnaverde_fincarudy._192_168_1_30_1924_medidores WHERE fecha='2019-12-07 10:15:34' LIMIT 1;</text:p>
      <text:p text:style-name="P3">DELETE FROM karnaverde_fincarudy._192_168_1_30_1924_medidores WHERE fecha='2019-12-08 00:53:34' LIMIT 1;</text:p>
      <text:p text:style-name="P3">DELETE FROM karnaverde_fincarudy._192_168_1_30_1924_medidores WHERE fecha='2019-12-09 21:52:32' LIMIT 1;</text:p>
      <text:p text:style-name="P3">DELETE FROM karnaverde_fincarudy._192_168_1_30_1924_medidores WHERE fecha='2019-12-10 16:52:33' LIMIT 1;</text:p>
      <text:p text:style-name="P3">DELETE FROM karnaverde_fincarudy._192_168_1_30_1924_medidores WHERE fecha='2019-12-10 16:58:33' LIMIT 2;</text:p>
      <text:p text:style-name="P3">DELETE FROM karnaverde_fincarudy._192_168_1_30_1924_medidores WHERE fecha='2019-12-10 17:01:34' LIMIT 1;</text:p>
      <text:p text:style-name="P3">DELETE FROM karnaverde_fincarudy._192_168_1_30_1924_medidores WHERE fecha='2019-12-11 08:36:33' LIMIT 1;</text:p>
      <text:p text:style-name="P3"><text:soft-page-break/>DELETE FROM karnaverde_fincarudy._192_168_1_30_1924_medidores WHERE fecha='2019-12-13 00:18:33' LIMIT 1;</text:p>
      <text:p text:style-name="P3">DELETE FROM karnaverde_fincarudy._192_168_1_30_1924_medidores WHERE fecha='2019-12-13 00:54:34' LIMIT 1;</text:p>
      <text:p text:style-name="P3">DELETE FROM karnaverde_fincarudy._192_168_1_30_1924_medidores WHERE fecha='2019-12-13 05:19:33' LIMIT 1;</text:p>
      <text:p text:style-name="P3">DELETE FROM karnaverde_fincarudy._192_168_1_30_1924_medidores WHERE fecha='2019-12-14 09:06:34' LIMIT 1;</text:p>
      <text:p text:style-name="P3">DELETE FROM karnaverde_fincarudy._192_168_1_30_1924_medidores WHERE fecha='2019-12-14 19:55:33' LIMIT 1;</text:p>
      <text:p text:style-name="P3">DELETE FROM karnaverde_fincarudy._192_168_1_30_1924_medidores WHERE fecha='2019-12-14 20:01:34' LIMIT 1;</text:p>
      <text:p text:style-name="P3">DELETE FROM karnaverde_fincarudy._192_168_1_30_1924_medidores WHERE fecha='2019-12-15 02:08:33' LIMIT 1;</text:p>
      <text:p text:style-name="P3">DELETE FROM karnaverde_fincarudy._192_168_1_30_1924_medidores WHERE fecha='2019-12-15 12:54:33' LIMIT 1;</text:p>
      <text:p text:style-name="P3">DELETE FROM karnaverde_fincarudy._192_168_1_30_1924_medidores WHERE fecha='2019-12-15 21:58:33' LIMIT 1;</text:p>
      <text:p text:style-name="P3">DELETE FROM karnaverde_fincarudy._192_168_1_30_1924_medidores WHERE fecha='2019-12-15 22:04:34' LIMIT 1;</text:p>
      <text:p text:style-name="P3">DELETE FROM karnaverde_fincarudy._192_168_1_30_1924_medidores WHERE fecha='2019-12-17 02:06:34' LIMIT 1;</text:p>
      <text:p text:style-name="P3">DELETE FROM karnaverde_fincarudy._192_168_1_30_1924_medidores WHERE fecha='2019-12-23 19:14:36' LIMIT 1;</text:p>
      <text:p text:style-name="P3">DELETE FROM karnaverde_fincarudy._192_168_1_30_1924_medidores WHERE fecha='2019-12-24 14:13:34' LIMIT 1;</text:p>
      <text:p text:style-name="P3">DELETE FROM karnaverde_fincarudy._192_168_1_30_1924_medidores WHERE fecha='2019-12-24 22:11:34' LIMIT 1;</text:p>
      <text:p text:style-name="P3">DELETE FROM karnaverde_fincarudy._192_168_1_30_1924_medidores WHERE fecha='2019-12-26 12:10:33' LIMIT 1;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38cm" fo:margin-right="0.5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09:16:26.012701586</meta:creation-date>
    <dc:date>2020-01-30T12:30:33.044578854</dc:date>
    <meta:editing-duration>P31DT3H14M7S</meta:editing-duration>
    <meta:editing-cycles>3</meta:editing-cycles>
    <meta:generator>LibreOffice/6.0.7.3$Linux_X86_64 LibreOffice_project/00m0$Build-3</meta:generator>
    <meta:print-date>2020-01-30T12:26:14.726605049</meta:print-date>
    <meta:document-statistic meta:table-count="0" meta:image-count="0" meta:object-count="0" meta:page-count="6" meta:paragraph-count="230" meta:word-count="1809" meta:character-count="23154" meta:non-whitespace-character-count="21581"/>
  </office:meta>
</office:document-meta>
</file>